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4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69mm"/>
    </style:style>
    <style:style style:name="co4" style:family="table-column">
      <style:table-column-properties fo:break-before="auto" style:column-width="2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24.88mm" svg:height="163.62mm" svg:x="22.81mm" svg:y="0mm">
            <loext:p draw:notify-on-update-of-ranges="Sheet1.A1:Sheet1.A1 Sheet1.A2:Sheet1.A10 Sheet1.B1:Sheet1.B1 Sheet1.B2:Sheet1.B10 Sheet1.C1:Sheet1.C1 Sheet1.C2:Sheet1.C10 Sheet1.D1:Sheet1.D1 Sheet1.D2:Sheet1.D10 Sheet1.E1:Sheet1.E1 Sheet1.E2:Sheet1.E10 Sheet1.F1:Sheet1.F1 Sheet1.F2:Sheet1.F10 Sheet1.G1:Sheet1.G1 Sheet1.G2:Sheet1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blem Size</text:p>
          </table:table-cell>
          <table:table-cell office:value-type="string" calcext:value-type="string">
            <text:p>OMP 4 Threads</text:p>
          </table:table-cell>
          <table:table-cell office:value-type="string" calcext:value-type="string">
            <text:p>OMP 8 Threads</text:p>
          </table:table-cell>
          <table:table-cell office:value-type="string" calcext:value-type="string">
            <text:p>OMP 16 Threads</text:p>
          </table:table-cell>
          <table:table-cell office:value-type="string" calcext:value-type="string">
            <text:p>MPI 4 Cores</text:p>
          </table:table-cell>
          <table:table-cell office:value-type="string" calcext:value-type="string">
            <text:p>MPI 8 Cores</text:p>
          </table:table-cell>
          <table:table-cell office:value-type="string" calcext:value-type="string">
            <text:p>MPI 16 Core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06914893617" calcext:value-type="float">
            <text:p>1.0691489362</text:p>
          </table:table-cell>
          <table:table-cell office:value-type="float" office:value="0.842767295597" calcext:value-type="float">
            <text:p>0.8427672956</text:p>
          </table:table-cell>
          <table:table-cell office:value-type="float" office:value="0.849894291755" calcext:value-type="float">
            <text:p>0.8498942918</text:p>
          </table:table-cell>
          <table:table-cell office:value-type="float" office:value="0.322503008424" calcext:value-type="float">
            <text:p>0.3225030084</text:p>
          </table:table-cell>
          <table:table-cell office:value-type="float" office:value="0.852598091198" calcext:value-type="float">
            <text:p>0.8525980912</text:p>
          </table:table-cell>
          <table:table-cell office:value-type="float" office:value="0.391240875912" calcext:value-type="float">
            <text:p>0.391240875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96187683284" calcext:value-type="float">
            <text:p>1.9618768328</text:p>
          </table:table-cell>
          <table:table-cell office:value-type="float" office:value="2.47777777778" calcext:value-type="float">
            <text:p>2.4777777778</text:p>
          </table:table-cell>
          <table:table-cell office:value-type="float" office:value="2.63040629096" calcext:value-type="float">
            <text:p>2.630406291</text:p>
          </table:table-cell>
          <table:table-cell office:value-type="float" office:value="1.06911705953" calcext:value-type="float">
            <text:p>1.0691170595</text:p>
          </table:table-cell>
          <table:table-cell office:value-type="float" office:value="3.41762452107" calcext:value-type="float">
            <text:p>3.4176245211</text:p>
          </table:table-cell>
          <table:table-cell office:value-type="float" office:value="2.09008070815" calcext:value-type="float">
            <text:p>2.090080708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.73856322839" calcext:value-type="float">
            <text:p>1.7385632284</text:p>
          </table:table-cell>
          <table:table-cell office:value-type="float" office:value="4.1593841032" calcext:value-type="float">
            <text:p>4.1593841032</text:p>
          </table:table-cell>
          <table:table-cell office:value-type="float" office:value="5.48572996707" calcext:value-type="float">
            <text:p>5.4857299671</text:p>
          </table:table-cell>
          <table:table-cell office:value-type="float" office:value="1.44684700986" calcext:value-type="float">
            <text:p>1.4468470099</text:p>
          </table:table-cell>
          <table:table-cell office:value-type="float" office:value="4.15398202504" calcext:value-type="float">
            <text:p>4.153982025</text:p>
          </table:table-cell>
          <table:table-cell office:value-type="float" office:value="2.07531988891" calcext:value-type="float">
            <text:p>2.0753198889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3.24224818852" calcext:value-type="float">
            <text:p>3.2422481885</text:p>
          </table:table-cell>
          <table:table-cell office:value-type="float" office:value="4.82166779924" calcext:value-type="float">
            <text:p>4.8216677992</text:p>
          </table:table-cell>
          <table:table-cell office:value-type="float" office:value="5.53280605993" calcext:value-type="float">
            <text:p>5.5328060599</text:p>
          </table:table-cell>
          <table:table-cell office:value-type="float" office:value="3.64038149685" calcext:value-type="float">
            <text:p>3.6403814969</text:p>
          </table:table-cell>
          <table:table-cell office:value-type="float" office:value="5.07664592623" calcext:value-type="float">
            <text:p>5.0766459262</text:p>
          </table:table-cell>
          <table:table-cell office:value-type="float" office:value="3.956781948" calcext:value-type="float">
            <text:p>3.956781948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4.01619733395" calcext:value-type="float">
            <text:p>4.016197334</text:p>
          </table:table-cell>
          <table:table-cell office:value-type="float" office:value="8.19731620367" calcext:value-type="float">
            <text:p>8.1973162037</text:p>
          </table:table-cell>
          <table:table-cell office:value-type="float" office:value="10.0747736949" calcext:value-type="float">
            <text:p>10.0747736949</text:p>
          </table:table-cell>
          <table:table-cell office:value-type="float" office:value="3.88068060259" calcext:value-type="float">
            <text:p>3.8806806026</text:p>
          </table:table-cell>
          <table:table-cell office:value-type="float" office:value="7.19709298141" calcext:value-type="float">
            <text:p>7.1970929814</text:p>
          </table:table-cell>
          <table:table-cell office:value-type="float" office:value="8.55545390925" calcext:value-type="float">
            <text:p>8.5554539093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3.6620376081" calcext:value-type="float">
            <text:p>3.6620376081</text:p>
          </table:table-cell>
          <table:table-cell office:value-type="float" office:value="8.38102146279" calcext:value-type="float">
            <text:p>8.3810214628</text:p>
          </table:table-cell>
          <table:table-cell office:value-type="float" office:value="9.87401261999" calcext:value-type="float">
            <text:p>9.87401262</text:p>
          </table:table-cell>
          <table:table-cell office:value-type="float" office:value="3.41416129688" calcext:value-type="float">
            <text:p>3.4141612969</text:p>
          </table:table-cell>
          <table:table-cell office:value-type="float" office:value="6.53008193167" calcext:value-type="float">
            <text:p>6.5300819317</text:p>
          </table:table-cell>
          <table:table-cell office:value-type="float" office:value="8.52643574484" calcext:value-type="float">
            <text:p>8.5264357448</text:p>
          </table:table-cell>
        </table:table-row>
        <table:table-row table:style-name="ro1">
          <table:table-cell office:value-type="float" office:value="156250000" calcext:value-type="float">
            <text:p>156250000</text:p>
          </table:table-cell>
          <table:table-cell office:value-type="float" office:value="3.8290439951" calcext:value-type="float">
            <text:p>3.8290439951</text:p>
          </table:table-cell>
          <table:table-cell office:value-type="float" office:value="7.65948774269" calcext:value-type="float">
            <text:p>7.6594877427</text:p>
          </table:table-cell>
          <table:table-cell office:value-type="float" office:value="9.15324575005" calcext:value-type="float">
            <text:p>9.1532457501</text:p>
          </table:table-cell>
          <table:table-cell office:value-type="float" office:value="3.17071973854" calcext:value-type="float">
            <text:p>3.1707197385</text:p>
          </table:table-cell>
          <table:table-cell office:value-type="float" office:value="6.77773340455" calcext:value-type="float">
            <text:p>6.7777334046</text:p>
          </table:table-cell>
          <table:table-cell office:value-type="float" office:value="8.95971215669" calcext:value-type="float">
            <text:p>8.9597121567</text:p>
          </table:table-cell>
        </table:table-row>
        <table:table-row table:style-name="ro1">
          <table:table-cell office:value-type="float" office:value="781250000" calcext:value-type="float">
            <text:p>781250000</text:p>
          </table:table-cell>
          <table:table-cell office:value-type="float" office:value="3.82629665798" calcext:value-type="float">
            <text:p>3.826296658</text:p>
          </table:table-cell>
          <table:table-cell office:value-type="float" office:value="7.65254282288" calcext:value-type="float">
            <text:p>7.6525428229</text:p>
          </table:table-cell>
          <table:table-cell office:value-type="float" office:value="9.29885706519" calcext:value-type="float">
            <text:p>9.2988570652</text:p>
          </table:table-cell>
          <table:table-cell office:value-type="float" office:value="2.70402388427" calcext:value-type="float">
            <text:p>2.7040238843</text:p>
          </table:table-cell>
          <table:table-cell office:value-type="float" office:value="7.06800819242" calcext:value-type="float">
            <text:p>7.0680081924</text:p>
          </table:table-cell>
          <table:table-cell office:value-type="float" office:value="8.96180277137" calcext:value-type="float">
            <text:p>8.9618027714</text:p>
          </table:table-cell>
        </table:table-row>
        <table:table-row table:style-name="ro1">
          <table:table-cell office:value-type="float" office:value="2000000000" calcext:value-type="float">
            <text:p>2000000000</text:p>
          </table:table-cell>
          <table:table-cell office:value-type="float" office:value="3.85749968216" calcext:value-type="float">
            <text:p>3.8574996822</text:p>
          </table:table-cell>
          <table:table-cell office:value-type="float" office:value="7.6876505413" calcext:value-type="float">
            <text:p>7.6876505413</text:p>
          </table:table-cell>
          <table:table-cell office:value-type="float" office:value="10.82387348" calcext:value-type="float">
            <text:p>10.82387348</text:p>
          </table:table-cell>
          <table:table-cell office:value-type="float" office:value="3.49599004379" calcext:value-type="float">
            <text:p>3.4959900438</text:p>
          </table:table-cell>
          <table:table-cell office:value-type="float" office:value="7.30365682038" calcext:value-type="float">
            <text:p>7.3036568204</text:p>
          </table:table-cell>
          <table:table-cell office:value-type="float" office:value="10.340138929" calcext:value-type="float">
            <text:p>10.3401389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5-11-06T19:52:55.377702288</meta:creation-date>
    <dc:date>2015-11-06T20:45:16.554403819</dc:date>
    <dc:creator>root </dc:creator>
    <meta:editing-duration>PT21M59S</meta:editing-duration>
    <meta:editing-cycles>4</meta:editing-cycles>
    <meta:generator>LibreOffice/5.0.0.5$Linux_X86_64 LibreOffice_project/437e4abdf9e72fd0a6e6f8697a0e659bc77f9b10</meta:generator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489cm" svg:height="16.363cm" xlink:href=".." xlink:type="simple" chart:class="chart:line" chart:style-name="ch1">
        <chart:title svg:x="12.06cm" svg:y="0.463cm" chart:style-name="ch2">
          <text:p>Speedup Curve: Speedup vs Problem Size</text:p>
        </chart:title>
        <chart:legend chart:legend-position="end" svg:x="28.605cm" svg:y="6.637cm" style:legend-expansion="high" chart:style-name="ch3"/>
        <chart:plot-area chart:style-name="ch4" table:cell-range-address="Sheet1.A1:Sheet1.G10" chart:data-source-has-labels="both" svg:x="1.66cm" svg:y="1.569cm" svg:width="26.296cm" svg:height="13.486cm">
          <chartooo:coordinate-region svg:x="2.123cm" svg:y="1.768cm" svg:width="24.747cm" svg:height="12.64cm"/>
          <chart:axis chart:dimension="x" chart:name="primary-x" chart:style-name="ch5" chartooo:axis-type="auto">
            <chartooo:date-scale/>
            <chart:title svg:x="13.785cm" svg:y="15.382cm" chart:style-name="ch6">
              <text:p>Problem Size</text:p>
            </chart:title>
            <chart:categories table:cell-range-address="Sheet1.A2:Sheet1.A10"/>
          </chart:axis>
          <chart:axis chart:dimension="y" chart:name="primary-y" chart:style-name="ch5">
            <chart:title svg:x="0.451cm" svg:y="9.705cm" chart:style-name="ch7">
              <text:p>Speedup Achieved</text:p>
            </chart:title>
            <chart:grid chart:style-name="ch8" chart:class="major"/>
          </chart:axis>
          <chart:series chart:style-name="ch9" chart:values-cell-range-address="Sheet1.B2:Sheet1.B10" chart:label-cell-address="Sheet1.B1:Sheet1.B1" chart:class="chart:line">
            <chart:data-point chart:repeated="9"/>
          </chart:series>
          <chart:series chart:style-name="ch10" chart:values-cell-range-address="Sheet1.C2:Sheet1.C10" chart:label-cell-address="Sheet1.C1:Sheet1.C1" chart:class="chart:line">
            <chart:data-point chart:repeated="9"/>
          </chart:series>
          <chart:series chart:style-name="ch11" chart:values-cell-range-address="Sheet1.D2:Sheet1.D10" chart:label-cell-address="Sheet1.D1:Sheet1.D1" chart:class="chart:line">
            <chart:data-point chart:repeated="9"/>
          </chart:series>
          <chart:series chart:style-name="ch12" chart:values-cell-range-address="Sheet1.E2:Sheet1.E10" chart:label-cell-address="Sheet1.E1:Sheet1.E1" chart:class="chart:line">
            <chart:data-point chart:repeated="9"/>
          </chart:series>
          <chart:series chart:style-name="ch13" chart:values-cell-range-address="Sheet1.F2:Sheet1.F10" chart:label-cell-address="Sheet1.F1:Sheet1.F1" chart:class="chart:line">
            <chart:data-point chart:repeated="9"/>
          </chart:series>
          <chart:series chart:style-name="ch14" chart:values-cell-range-address="Sheet1.G2:Sheet1.G10" chart:label-cell-address="Sheet1.G1:Sheet1.G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 4 Threads</text:p>
                <draw:g>
                  <svg:desc>Sheet1.B1:Sheet1.B1</svg:desc>
                </draw:g>
              </table:table-cell>
              <table:table-cell office:value-type="string">
                <text:p>OMP 8 Threads</text:p>
                <draw:g>
                  <svg:desc>Sheet1.C1:Sheet1.C1</svg:desc>
                </draw:g>
              </table:table-cell>
              <table:table-cell office:value-type="string">
                <text:p>OMP 16 Threads</text:p>
                <draw:g>
                  <svg:desc>Sheet1.D1:Sheet1.D1</svg:desc>
                </draw:g>
              </table:table-cell>
              <table:table-cell office:value-type="string">
                <text:p>MPI 4 Cores</text:p>
                <draw:g>
                  <svg:desc>Sheet1.E1:Sheet1.E1</svg:desc>
                </draw:g>
              </table:table-cell>
              <table:table-cell office:value-type="string">
                <text:p>MPI 8 Cores</text:p>
                <draw:g>
                  <svg:desc>Sheet1.F1:Sheet1.F1</svg:desc>
                </draw:g>
              </table:table-cell>
              <table:table-cell office:value-type="string">
                <text:p>MPI 16 Core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10</svg:desc>
                </draw:g>
              </table:table-cell>
              <table:table-cell office:value-type="float" office:value="1.06914893617">
                <text:p>1.06914893617</text:p>
                <draw:g>
                  <svg:desc>Sheet1.B2:Sheet1.B10</svg:desc>
                </draw:g>
              </table:table-cell>
              <table:table-cell office:value-type="float" office:value="0.842767295597">
                <text:p>0.842767295597</text:p>
                <draw:g>
                  <svg:desc>Sheet1.C2:Sheet1.C10</svg:desc>
                </draw:g>
              </table:table-cell>
              <table:table-cell office:value-type="float" office:value="0.849894291755">
                <text:p>0.849894291755</text:p>
                <draw:g>
                  <svg:desc>Sheet1.D2:Sheet1.D10</svg:desc>
                </draw:g>
              </table:table-cell>
              <table:table-cell office:value-type="float" office:value="0.322503008424">
                <text:p>0.322503008424</text:p>
                <draw:g>
                  <svg:desc>Sheet1.E2:Sheet1.E10</svg:desc>
                </draw:g>
              </table:table-cell>
              <table:table-cell office:value-type="float" office:value="0.852598091198">
                <text:p>0.852598091198</text:p>
                <draw:g>
                  <svg:desc>Sheet1.F2:Sheet1.F10</svg:desc>
                </draw:g>
              </table:table-cell>
              <table:table-cell office:value-type="float" office:value="0.391240875912">
                <text:p>0.391240875912</text:p>
                <draw:g>
                  <svg:desc>Sheet1.G2:Sheet1.G10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96187683284">
                <text:p>1.96187683284</text:p>
              </table:table-cell>
              <table:table-cell office:value-type="float" office:value="2.47777777778">
                <text:p>2.47777777778</text:p>
              </table:table-cell>
              <table:table-cell office:value-type="float" office:value="2.63040629096">
                <text:p>2.63040629096</text:p>
              </table:table-cell>
              <table:table-cell office:value-type="float" office:value="1.06911705953">
                <text:p>1.06911705953</text:p>
              </table:table-cell>
              <table:table-cell office:value-type="float" office:value="3.41762452107">
                <text:p>3.41762452107</text:p>
              </table:table-cell>
              <table:table-cell office:value-type="float" office:value="2.09008070815">
                <text:p>2.0900807081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.73856322839">
                <text:p>1.73856322839</text:p>
              </table:table-cell>
              <table:table-cell office:value-type="float" office:value="4.1593841032">
                <text:p>4.1593841032</text:p>
              </table:table-cell>
              <table:table-cell office:value-type="float" office:value="5.48572996707">
                <text:p>5.48572996707</text:p>
              </table:table-cell>
              <table:table-cell office:value-type="float" office:value="1.44684700986">
                <text:p>1.44684700986</text:p>
              </table:table-cell>
              <table:table-cell office:value-type="float" office:value="4.15398202504">
                <text:p>4.15398202504</text:p>
              </table:table-cell>
              <table:table-cell office:value-type="float" office:value="2.07531988891">
                <text:p>2.07531988891</text:p>
              </table:table-cell>
            </table:table-row>
            <table:table-row>
              <table:table-cell office:value-type="float" office:value="1250000">
                <text:p>1250000</text:p>
              </table:table-cell>
              <table:table-cell office:value-type="float" office:value="3.24224818852">
                <text:p>3.24224818852</text:p>
              </table:table-cell>
              <table:table-cell office:value-type="float" office:value="4.82166779924">
                <text:p>4.82166779924</text:p>
              </table:table-cell>
              <table:table-cell office:value-type="float" office:value="5.53280605993">
                <text:p>5.53280605993</text:p>
              </table:table-cell>
              <table:table-cell office:value-type="float" office:value="3.64038149685">
                <text:p>3.64038149685</text:p>
              </table:table-cell>
              <table:table-cell office:value-type="float" office:value="5.07664592623">
                <text:p>5.07664592623</text:p>
              </table:table-cell>
              <table:table-cell office:value-type="float" office:value="3.956781948">
                <text:p>3.956781948</text:p>
              </table:table-cell>
            </table:table-row>
            <table:table-row>
              <table:table-cell office:value-type="float" office:value="6250000">
                <text:p>6250000</text:p>
              </table:table-cell>
              <table:table-cell office:value-type="float" office:value="4.01619733395">
                <text:p>4.01619733395</text:p>
              </table:table-cell>
              <table:table-cell office:value-type="float" office:value="8.19731620367">
                <text:p>8.19731620367</text:p>
              </table:table-cell>
              <table:table-cell office:value-type="float" office:value="10.0747736949">
                <text:p>10.0747736949</text:p>
              </table:table-cell>
              <table:table-cell office:value-type="float" office:value="3.88068060259">
                <text:p>3.88068060259</text:p>
              </table:table-cell>
              <table:table-cell office:value-type="float" office:value="7.19709298141">
                <text:p>7.19709298141</text:p>
              </table:table-cell>
              <table:table-cell office:value-type="float" office:value="8.55545390925">
                <text:p>8.55545390925</text:p>
              </table:table-cell>
            </table:table-row>
            <table:table-row>
              <table:table-cell office:value-type="float" office:value="31250000">
                <text:p>31250000</text:p>
              </table:table-cell>
              <table:table-cell office:value-type="float" office:value="3.6620376081">
                <text:p>3.6620376081</text:p>
              </table:table-cell>
              <table:table-cell office:value-type="float" office:value="8.38102146279">
                <text:p>8.38102146279</text:p>
              </table:table-cell>
              <table:table-cell office:value-type="float" office:value="9.87401261999">
                <text:p>9.87401261999</text:p>
              </table:table-cell>
              <table:table-cell office:value-type="float" office:value="3.41416129688">
                <text:p>3.41416129688</text:p>
              </table:table-cell>
              <table:table-cell office:value-type="float" office:value="6.53008193167">
                <text:p>6.53008193167</text:p>
              </table:table-cell>
              <table:table-cell office:value-type="float" office:value="8.52643574484">
                <text:p>8.52643574484</text:p>
              </table:table-cell>
            </table:table-row>
            <table:table-row>
              <table:table-cell office:value-type="float" office:value="156250000">
                <text:p>156250000</text:p>
              </table:table-cell>
              <table:table-cell office:value-type="float" office:value="3.8290439951">
                <text:p>3.8290439951</text:p>
              </table:table-cell>
              <table:table-cell office:value-type="float" office:value="7.65948774269">
                <text:p>7.65948774269</text:p>
              </table:table-cell>
              <table:table-cell office:value-type="float" office:value="9.15324575005">
                <text:p>9.15324575005</text:p>
              </table:table-cell>
              <table:table-cell office:value-type="float" office:value="3.17071973854">
                <text:p>3.17071973854</text:p>
              </table:table-cell>
              <table:table-cell office:value-type="float" office:value="6.77773340455">
                <text:p>6.77773340455</text:p>
              </table:table-cell>
              <table:table-cell office:value-type="float" office:value="8.95971215669">
                <text:p>8.95971215669</text:p>
              </table:table-cell>
            </table:table-row>
            <table:table-row>
              <table:table-cell office:value-type="float" office:value="781250000">
                <text:p>781250000</text:p>
              </table:table-cell>
              <table:table-cell office:value-type="float" office:value="3.82629665798">
                <text:p>3.82629665798</text:p>
              </table:table-cell>
              <table:table-cell office:value-type="float" office:value="7.65254282288">
                <text:p>7.65254282288</text:p>
              </table:table-cell>
              <table:table-cell office:value-type="float" office:value="9.29885706519">
                <text:p>9.29885706519</text:p>
              </table:table-cell>
              <table:table-cell office:value-type="float" office:value="2.70402388427">
                <text:p>2.70402388427</text:p>
              </table:table-cell>
              <table:table-cell office:value-type="float" office:value="7.06800819242">
                <text:p>7.06800819242</text:p>
              </table:table-cell>
              <table:table-cell office:value-type="float" office:value="8.96180277137">
                <text:p>8.96180277137</text:p>
              </table:table-cell>
            </table:table-row>
            <table:table-row>
              <table:table-cell office:value-type="float" office:value="2000000000">
                <text:p>2000000000</text:p>
              </table:table-cell>
              <table:table-cell office:value-type="float" office:value="3.85749968216">
                <text:p>3.85749968216</text:p>
              </table:table-cell>
              <table:table-cell office:value-type="float" office:value="7.6876505413">
                <text:p>7.6876505413</text:p>
              </table:table-cell>
              <table:table-cell office:value-type="float" office:value="10.82387348">
                <text:p>10.82387348</text:p>
              </table:table-cell>
              <table:table-cell office:value-type="float" office:value="3.49599004379">
                <text:p>3.49599004379</text:p>
              </table:table-cell>
              <table:table-cell office:value-type="float" office:value="7.30365682038">
                <text:p>7.30365682038</text:p>
              </table:table-cell>
              <table:table-cell office:value-type="float" office:value="10.340138929">
                <text:p>10.3401389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437e4abdf9e72fd0a6e6f8697a0e659bc77f9b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